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1й тип узла</text:p>
          </table:table-cell>
          <table:table-cell table:style-name="ce1" office:value-type="string" calcext:value-type="string">
            <text:p>простой рандомный узел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6й тип узла</text:p>
          </table:table-cell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9й тип узла</text:p>
          </table:table-cell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6" office:value-type="string" calcext:value-type="string">
            <text:p>node</text:p>
          </table:table-cell>
          <table:table-cell table:style-name="ce1" office:value-type="string" calcext:value-type="string">
            <text:p>kg</text:p>
          </table:table-cell>
          <table:table-cell table:style-name="ce1" table:number-columns-repeated="2"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,43</text:p>
          </table:table-cell>
          <table:table-cell table:style-name="ce1" office:value-type="float" office:value="5.64" calcext:value-type="float">
            <text:p>5.64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0,5</text:p>
          </table:table-cell>
          <table:table-cell table:style-name="ce1" office:value-type="float" office:value="9.298636" calcext:value-type="float">
            <text:p>9.298636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у узла</text:p>
          </table:table-cell>
          <table:table-cell table:style-name="ce1" office:value-type="string" calcext:value-type="string">
            <text:p>10,37</text:p>
          </table:table-cell>
          <table:table-cell table:style-name="ce1" office:value-type="float" office:value="4.70374904" calcext:value-type="float">
            <text:p>4.70374904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у узла</text:p>
          </table:table-cell>
          <table:table-cell table:style-name="ce1" office:value-type="string" calcext:value-type="string">
            <text:p>17,14</text:p>
          </table:table-cell>
          <table:table-cell table:style-name="ce1" office:value-type="float" office:value="7.77456688" calcext:value-type="float">
            <text:p>7.77456688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F$2:.F$12])" office:value-type="float" office:value="10.4427272727273" calcext:value-type="float">
            <text:p>10.4427272727273</text:p>
          </table:table-cell>
          <table:table-cell/>
          <table:table-cell table:style-name="ce3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 рвется у крючка</text:p>
          </table:table-cell>
          <table:table-cell table:style-name="ce1" office:value-type="string" calcext:value-type="string">
            <text:p>23,9</text:p>
          </table:table-cell>
          <table:table-cell table:style-name="ce1" office:value-type="float" office:value="10.84" calcext:value-type="float">
            <text:p>10.8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5</text:p>
          </table:table-cell>
          <table:table-cell table:style-name="ce1" office:value-type="float" office:value="7.484268" calcext:value-type="float">
            <text:p>7.48426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71</text:p>
          </table:table-cell>
          <table:table-cell table:style-name="ce1" office:value-type="float" office:value="8.48670632" calcext:value-type="float">
            <text:p>8.4867063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8</text:p>
          </table:table-cell>
          <table:table-cell table:style-name="ce1" office:value-type="float" office:value="8.0739376" calcext:value-type="float">
            <text:p>8.073937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N$2:.N$11])" office:value-type="float" office:value="7.613088128" calcext:value-type="float">
            <text:p>7.613088128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5</text:p>
          </table:table-cell>
          <table:table-cell table:style-name="ce1" office:value-type="float" office:value="11.57" calcext:value-type="float">
            <text:p>11.57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3</text:p>
          </table:table-cell>
          <table:table-cell table:style-name="ce1" office:value-type="float" office:value="8.3007336" calcext:value-type="float">
            <text:p>8.3007336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48</text:p>
          </table:table-cell>
          <table:table-cell table:style-name="ce1" office:value-type="float" office:value="7.92878816" calcext:value-type="float">
            <text:p>7.92878816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45</text:p>
          </table:table-cell>
          <table:table-cell table:style-name="ce1" office:value-type="float" office:value="8.3687724" calcext:value-type="float">
            <text:p>8.3687724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V2:.V7])" office:value-type="float" office:value="7.49787576" calcext:value-type="float">
            <text:p>7.49787576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4</text:p>
          </table:table-cell>
          <table:table-cell table:style-name="ce1" office:value-type="float" office:value="10.61" calcext:value-type="float">
            <text:p>10.6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9</text:p>
          </table:table-cell>
          <table:table-cell table:style-name="ce1" office:value-type="float" office:value="8.5728888" calcext:value-type="float">
            <text:p>8.572888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6</text:p>
          </table:table-cell>
          <table:table-cell table:style-name="ce1" office:value-type="float" office:value="7.9832192" calcext:value-type="float">
            <text:p>7.983219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13</text:p>
          </table:table-cell>
          <table:table-cell table:style-name="ce1" office:value-type="float" office:value="7.77003096" calcext:value-type="float">
            <text:p>7.77003096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AD2:.AD6])" office:value-type="float" office:value="8.084823808" calcext:value-type="float">
            <text:p>8.084823808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,6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3</text:p>
          </table:table-cell>
          <table:table-cell table:style-name="ce1" office:value-type="float" office:value="7.8471416" calcext:value-type="float">
            <text:p>7.847141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7</text:p>
          </table:table-cell>
          <table:table-cell table:style-name="ce1" office:value-type="float" office:value="7.5749864" calcext:value-type="float">
            <text:p>7.574986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6</text:p>
          </table:table-cell>
          <table:table-cell table:style-name="ce1" office:value-type="float" office:value="8.4368112" calcext:value-type="float">
            <text:p>8.4368112</text:p>
          </table:table-cell>
          <table:table-cell table:number-columns-repeated="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2</text:p>
          </table:table-cell>
          <table:table-cell table:style-name="ce1" office:value-type="float" office:value="11.43" calcext:value-type="float">
            <text:p>11.4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6</text:p>
          </table:table-cell>
          <table:table-cell table:style-name="ce1" office:value-type="float" office:value="7.5296272" calcext:value-type="float">
            <text:p>7.529627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32</text:p>
          </table:table-cell>
          <table:table-cell table:style-name="ce1" office:value-type="float" office:value="8.30980544" calcext:value-type="float">
            <text:p>8.3098054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4,9</text:p>
          </table:table-cell>
          <table:table-cell table:style-name="ce1" office:value-type="float" office:value="6.7585208" calcext:value-type="float">
            <text:p>6.758520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6</text:p>
          </table:table-cell>
          <table:table-cell table:style-name="ce1" office:value-type="float" office:value="11.61" calcext:value-type="float">
            <text:p>11.6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3,4</text:p>
          </table:table-cell>
          <table:table-cell table:style-name="ce1" office:value-type="float" office:value="6.0781328" calcext:value-type="float">
            <text:p>6.078132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4,04</text:p>
          </table:table-cell>
          <table:table-cell table:style-name="ce1" office:value-type="float" office:value="6.36843168" calcext:value-type="float">
            <text:p>6.3684316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7</text:p>
          </table:table-cell>
          <table:table-cell table:style-name="ce1" office:value-type="float" office:value="10.75" calcext:value-type="float">
            <text:p>10.7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4</text:p>
          </table:table-cell>
          <table:table-cell table:style-name="ce1" office:value-type="float" office:value="7.8925008" calcext:value-type="float">
            <text:p>7.8925008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3</text:p>
          </table:table-cell>
          <table:table-cell table:style-name="ce1" office:value-type="float" office:value="10.57" calcext:value-type="float">
            <text:p>10.57</text:p>
          </table:table-cell>
          <table:table-cell table:number-columns-repeated="29"/>
        </table:table-row>
        <table:table-row table:style-name="ro2" table:number-rows-repeated="987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22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month number:textual="true"/>
      <number:text>-</number:text>
      <number:year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8:36:03.132257970</meta:creation-date>
    <dc:date>2024-07-03T08:51:25.960561554</dc:date>
    <meta:editing-duration>PT9M25S</meta:editing-duration>
    <meta:editing-cycles>2</meta:editing-cycles>
    <meta:generator>LibreOffice/7.3.7.2$Linux_X86_64 LibreOffice_project/30$Build-2</meta:generator>
    <meta:document-statistic meta:table-count="1" meta:cell-count="227" meta:object-count="0"/>
  </office:meta>
</office:document-meta>
</file>